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2a3f" officeooo:paragraph-rsid="000a2a3f"/>
    </style:style>
    <style:style style:name="P2" style:family="paragraph" style:parent-style-name="Standard">
      <style:text-properties officeooo:rsid="000d2482" officeooo:paragraph-rsid="000d2482"/>
    </style:style>
    <style:style style:name="P3" style:family="paragraph" style:parent-style-name="Standard">
      <style:text-properties officeooo:rsid="001739ae" officeooo:paragraph-rsid="001739ae"/>
    </style:style>
    <style:style style:name="P4" style:family="paragraph" style:parent-style-name="Standard">
      <style:text-properties officeooo:rsid="000d2482"/>
    </style:style>
    <style:style style:name="P5" style:family="paragraph" style:parent-style-name="Standard">
      <style:text-properties fo:color="#000000" loext:opacity="100%" style:font-name="Cascadia Mono" fo:font-size="9.5pt" officeooo:rsid="000d2482" style:font-size-asian="9.5pt" fo:background-color="#ffffff"/>
    </style:style>
    <style:style style:name="P6" style:family="paragraph" style:parent-style-name="Standard">
      <style:text-properties fo:color="#000000" loext:opacity="100%" style:font-name="Cascadia Mono" fo:font-size="9.5pt" officeooo:rsid="000d2482" officeooo:paragraph-rsid="000d2482" style:font-size-asian="9.5pt" fo:background-color="#ffffff"/>
    </style:style>
    <style:style style:name="T1" style:family="text">
      <style:text-properties officeooo:rsid="000d2482"/>
    </style:style>
    <style:style style:name="T2" style:family="text">
      <style:text-properties fo:color="#81d41a" loext:opacity="100%" officeooo:rsid="0015367f"/>
    </style:style>
    <style:style style:name="T3" style:family="text">
      <style:text-properties officeooo:rsid="001296ed"/>
    </style:style>
    <style:style style:name="T4" style:family="text">
      <style:text-properties officeooo:rsid="0015367f"/>
    </style:style>
    <style:style style:name="T5" style:family="text">
      <style:text-properties fo:color="#81d41a" loext:opacity="100%" officeooo:rsid="0016aedd"/>
    </style:style>
    <style:style style:name="T6" style:family="text">
      <style:text-properties fo:color="#81d41a" loext:opacity="100%" officeooo:rsid="0017c16f"/>
    </style:style>
    <style:style style:name="T7" style:family="text">
      <style:text-properties officeooo:rsid="0011f893"/>
    </style:style>
    <style:style style:name="T8" style:family="text">
      <style:text-properties fo:color="#000000" loext:opacity="100%" style:font-name="Cascadia Mono" fo:font-size="9.5pt" style:font-size-asian="9.5pt" fo:background-color="#ffffff"/>
    </style:style>
    <style:style style:name="T9" style:family="text">
      <style:text-properties fo:color="#008000" loext:opacity="100%" style:font-name="Cascadia Mono" fo:font-size="9.5pt" style:font-size-asian="9.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3</text:span>.05.2025</text:p>
      <text:p text:style-name="P1"/>
      <text:p text:style-name="P1">Ich als Spieler möchte nach dem Titelbildschirm entscheiden, ob ich das Spiel starten oder beenden möchte. <text:span text:style-name="T2">Check</text:span></text:p>
      <text:p text:style-name="P1"/>
      <text:p text:style-name="P1">Ich als Spieler möchte nach der Entscheidung, dass ich das Spiel spielen will, entscheiden, ob ich einen bereits vorhandenen Spielstand weiter spielen, oder ein neues Spiel spielen möchte. <text:span text:style-name="T2">Check</text:span></text:p>
      <text:p text:style-name="P1"/>
      <text:p text:style-name="P1">Ich als Spieler möchte nach der Entscheidung, das ich ein neues Spiel starten möchte, aus einer Auswahl von 3 Charakteren, die unterschiedliche Schwierigkeitsgrade repräsentieren, auswählen.</text:p>
      <text:p text:style-name="P1">→ <text:span text:style-name="T3">Erbt aus Klasse </text:span><text:span text:style-name="T4">Hauptcharakter </text:span><text:span text:style-name="T5">Check</text:span></text:p>
      <text:p text:style-name="P1"/>
      <text:p text:style-name="P2">Ich als Spieler möchte Charaktere mit Lebensbalken und unterschiedlichen Statuswerten, damit ich einen klaren Unterschied der Charaktere erkenne. <text:span text:style-name="T6">Check</text:span></text:p>
      <text:p text:style-name="P2"/>
      <text:p text:style-name="P2">Ich als Spieler möchte einen Händler, damit mein Charakter mit diesem interagieren und Handeln kann. → <text:span text:style-name="T7">Erbt von abstrakter Klasse Lebewesen. </text:span><text:span text:style-name="T2">Chec</text:span><text:span text:style-name="T4">k</text:span></text:p>
      <text:p text:style-name="P2"/>
      <text:p text:style-name="P3">14.05.2025</text:p>
      <text:p text:style-name="P3"/>
      <text:p text:style-name="P3">Ich als Spieler möchte verschiedene Szenarien besuchen, die im TypeWriter stil die Geschichte erzählen</text:p>
      <text:p text:style-name="P3"/>
      <text:p text:style-name="P3">Ich als Spieler möchte sehen, ob die anderen Spieler bereits an einem Ort waren und sich dadurch die Geschichte anpasst. (Zugriff auf speicher und Locationpunkt prüfen, ob ein anderer Charakter schon da war.</text:p>
      <text:p text:style-name="P3"/>
      <text:p text:style-name="P3">Ich als Spieler möchte ein Item und Inventar-System, in dem ich Items nutzen, und Gegenstände ausrüsten und wieder ablegen kann</text:p>
      <text:p text:style-name="P3"/>
      <text:p text:style-name="P3">Ich als Spieler möchte jederzeit abspeichern und laden könne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loext:marker-style-name="T8"><text:span text:style-name="T8"/></text:p>
      <text:p text:style-name="P2"/>
      <text:p text:style-name="P2"/>
      <text:p text:style-name="P2"/>
      <text:p text:style-name="P2"/>
      <text:p text:style-name="P4" loext:marker-style-name="T8"><text:span text:style-name="T9"/></text:p>
      <text:p text:style-name="P2"/>
      <text:p text:style-name="P2"/>
      <text:p text:style-name="P2"><text:soft-page-break/></text:p>
      <text:p text:style-name="P5" loext:marker-style-name="T9"><text:span text:style-name="T9"/></text:p>
      <text:p text:style-name="P6"/>
      <text:p text:style-name="P6"/>
      <text:p text:style-name="P6"/>
      <text:p text:style-name="P6"/>
      <text:p text:style-name="P5" loext:marker-style-name="T9"><text:span text:style-name="T9"/></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2T14:03:48.187739100</meta:creation-date>
    <dc:date>2025-05-14T14:19:07.971524900</dc:date>
    <meta:editing-duration>P1DT22H11M18S</meta:editing-duration>
    <meta:editing-cycles>7</meta:editing-cycles>
    <meta:generator>LibreOffice/25.2.2.2$Windows_X86_64 LibreOffice_project/7370d4be9e3cf6031a51beef54ff3bda878e3fac</meta:generator>
    <meta:document-statistic meta:table-count="0" meta:image-count="0" meta:object-count="0" meta:page-count="3" meta:paragraph-count="12" meta:word-count="196" meta:character-count="1348" meta:non-whitespace-character-count="1164"/>
  </office:meta>
</office:document-meta>
</file>